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officeooo:rsid="000400c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 BS Meditation Pro<text:span text:style-name="T1">to</text:span>type</text:p>
      <text:h text:style-name="Heading_20_3" text:outline-level="3"/>
      <text:h text:style-name="Heading_20_3" text:outline-level="3">1. Introduction</text:h>
      <text:list xml:id="list2713235771634638750" text:style-name="L1">
        <text:list-item>
          <text:p text:style-name="P1">Give a brief introduction to your project and the list of features. Summarize in a few sentences what you proposed in the ideation report.</text:p>
        </text:list-item>
      </text:list>
      <text:h text:style-name="Heading_20_3" text:outline-level="3">2. User Interface Design and Prototype</text:h>
      <text:list xml:id="list7841921063964061319" text:style-name="L2">
        <text:list-item>
          <text:p text:style-name="P5">Give some sample user interface layouts for your application. You can use either wireframe diagrams or prototyping tools to construct the mock representations of your UI design</text:p>
        </text:list-item>
        <text:list-item>
          <text:p text:style-name="P2">Briefly explain the rationale behind designing your UI and how it is geared towards supporting the list of features for your application.</text:p>
        </text:list-item>
      </text:list>
      <text:h text:style-name="Heading_20_3" text:outline-level="3">3. Navigation Structure</text:h>
      <text:list xml:id="list1557497789170544135" text:style-name="L3">
        <text:list-item>
          <text:p text:style-name="P6">Give a brief overview of the navigation structure for your application.</text:p>
        </text:list-item>
        <text:list-item>
          <text:p text:style-name="P3">Briefly indicate a typical flow of your application in terms of user experience. You can use any way of representing the flow. You can also construct a prototype using one of the prototyping tools to illustrate this.</text:p>
        </text:list-item>
      </text:list>
      <text:h text:style-name="Heading_20_3" text:outline-level="3">4. References</text:h>
      <text:list xml:id="list1959245728872029764" text:style-name="L4">
        <text:list-item>
          <text:p text:style-name="P4">Provide any references relevant to the repor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5:21:30.782000000</meta:creation-date>
    <dc:date>2018-09-30T17:08:31.548000000</dc:date>
    <meta:editing-duration>PT1H46M59S</meta:editing-duration>
    <meta:editing-cycles>3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11" meta:word-count="151" meta:character-count="905" meta:non-whitespace-character-count="771"/>
  </office:meta>
</office:document-meta>
</file>